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1cm"/>
    </style:style>
    <style:style style:name="co2" style:family="table-column">
      <style:table-column-properties fo:break-before="auto" style:column-width="8.14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number:number-style style:name="N8002" number:language="de" number:country="DE">
      <number:number number:decimal-places="2" number:min-integer-digits="1"/>
    </number:number-style>
    <style:style style:name="ce1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Excel_20_Built-in_20_Normal" style:data-style-name="N8002"/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 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" office:value-type="string">
            <text:p>SD</text:p>
          </table:table-cell>
          <table:table-cell office:value-type="string">
            <text:p>Sit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Elevation (m)</text:p>
          </table:table-cell>
          <table:table-cell table:number-columns-repeated="1020"/>
        </table:table-row>
        <table:table-row table:style-name="ro1">
          <table:table-cell office:value-type="float" office:value="2.42817918290216">
            <text:p>2,43</text:p>
          </table:table-cell>
          <table:table-cell office:value-type="string">
            <text:p>ABP</text:p>
          </table:table-cell>
          <table:table-cell office:value-type="string">
            <text:p>Arembepe, Bahia, Brasi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7.44891793367726">
            <text:p>7,45</text:p>
          </table:table-cell>
          <table:table-cell office:value-type="string">
            <text:p>CRV</text:p>
          </table:table-cell>
          <table:table-cell office:value-type="string">
            <text:p>Carbon in Arctic Reservoirs Vulnerability Experiment</text:p>
          </table:table-cell>
          <table:table-cell office:value-type="float" office:value="611.4">
            <text:p>611,4</text:p>
          </table:table-cell>
          <table:table-cell table:number-columns-repeated="1020"/>
        </table:table-row>
        <table:table-row table:style-name="ro1">
          <table:table-cell office:value-type="float" office:value="7.58990977775483">
            <text:p>7,59</text:p>
          </table:table-cell>
          <table:table-cell office:value-type="string">
            <text:p>MBO</text:p>
          </table:table-cell>
          <table:table-cell office:value-type="string">
            <text:p>Mt. Bachelor Observatory</text:p>
          </table:table-cell>
          <table:table-cell office:value-type="float" office:value="2731">
            <text:p>2731</text:p>
          </table:table-cell>
          <table:table-cell table:number-columns-repeated="1020"/>
        </table:table-row>
        <table:table-row table:style-name="ro1">
          <table:table-cell office:value-type="float" office:value="7.773465481177">
            <text:p>7,77</text:p>
          </table:table-cell>
          <table:table-cell office:value-type="string">
            <text:p>CPT</text:p>
          </table:table-cell>
          <table:table-cell office:value-type="string">
            <text:p>Cape Point, South Africa</text:p>
          </table:table-cell>
          <table:table-cell office:value-type="float" office:value="230">
            <text:p>230</text:p>
          </table:table-cell>
          <table:table-cell table:number-columns-repeated="1020"/>
        </table:table-row>
        <table:table-row table:style-name="ro1">
          <table:table-cell office:value-type="float" office:value="8.85281153330606">
            <text:p>8,85</text:p>
          </table:table-cell>
          <table:table-cell office:value-type="string">
            <text:p>MEX</text:p>
          </table:table-cell>
          <table:table-cell office:value-type="string">
            <text:p>High Altitude Global Climate Observation Center</text:p>
          </table:table-cell>
          <table:table-cell office:value-type="float" office:value="4464">
            <text:p>4464</text:p>
          </table:table-cell>
          <table:table-cell table:number-columns-repeated="1020"/>
        </table:table-row>
        <table:table-row table:style-name="ro1">
          <table:table-cell office:value-type="float" office:value="9.83676263610125">
            <text:p>9,84</text:p>
          </table:table-cell>
          <table:table-cell office:value-type="string">
            <text:p>BAO</text:p>
          </table:table-cell>
          <table:table-cell office:value-type="string">
            <text:p>Boulder Atmospheric Observatory, Colorado</text:p>
          </table:table-cell>
          <table:table-cell office:value-type="float" office:value="1578.7">
            <text:p>1578,7</text:p>
          </table:table-cell>
          <table:table-cell table:number-columns-repeated="1020"/>
        </table:table-row>
        <table:table-row table:style-name="ro1">
          <table:table-cell office:value-type="float" office:value="10.8514611156363">
            <text:p>10,85</text:p>
          </table:table-cell>
          <table:table-cell office:value-type="string">
            <text:p>LMP</text:p>
          </table:table-cell>
          <table:table-cell office:value-type="string">
            <text:p>Lampedusa, Mediterraneum Sea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office:value-type="float" office:value="10.9379078962902">
            <text:p>10,94</text:p>
          </table:table-cell>
          <table:table-cell office:value-type="string">
            <text:p>TAC</text:p>
          </table:table-cell>
          <table:table-cell office:value-type="string">
            <text:p>Tacolneston, United Kingdom</text:p>
          </table:table-cell>
          <table:table-cell office:value-type="float" office:value="56">
            <text:p>56</text:p>
          </table:table-cell>
          <table:table-cell table:number-columns-repeated="1020"/>
        </table:table-row>
        <table:table-row table:style-name="ro1">
          <table:table-cell office:value-type="float" office:value="12.1914218697864">
            <text:p>12,19</text:p>
          </table:table-cell>
          <table:table-cell office:value-type="string">
            <text:p>SCT</text:p>
          </table:table-cell>
          <table:table-cell office:value-type="string">
            <text:p>Beech Island, South Carolina</text:p>
          </table:table-cell>
          <table:table-cell office:value-type="float" office:value="115.2">
            <text:p>115,2</text:p>
          </table:table-cell>
          <table:table-cell table:number-columns-repeated="1020"/>
        </table:table-row>
        <table:table-row table:style-name="ro1">
          <table:table-cell office:value-type="float" office:value="12.5228376671952">
            <text:p>12,52</text:p>
          </table:table-cell>
          <table:table-cell office:value-type="string">
            <text:p>SNP</text:p>
          </table:table-cell>
          <table:table-cell office:value-type="string">
            <text:p>Shenandoah National Park</text:p>
          </table:table-cell>
          <table:table-cell office:value-type="float" office:value="1008">
            <text:p>1008</text:p>
          </table:table-cell>
          <table:table-cell table:number-columns-repeated="1020"/>
        </table:table-row>
        <table:table-row table:style-name="ro1">
          <table:table-cell office:value-type="float" office:value="13.2340723496803">
            <text:p>13,23</text:p>
          </table:table-cell>
          <table:table-cell office:value-type="string">
            <text:p>DEUB044</text:p>
          </table:table-cell>
          <table:table-cell office:value-type="string">
            <text:p>Zugspitze, Germany</text:p>
          </table:table-cell>
          <table:table-cell office:value-type="float" office:value="2656">
            <text:p>2656</text:p>
          </table:table-cell>
          <table:table-cell table:number-columns-repeated="1020"/>
        </table:table-row>
        <table:table-row table:style-name="ro1">
          <table:table-cell office:value-type="float" office:value="13.4472389489144">
            <text:p>13,45</text:p>
          </table:table-cell>
          <table:table-cell office:value-type="string">
            <text:p>BHD</text:p>
          </table:table-cell>
          <table:table-cell office:value-type="string">
            <text:p>Baring Head Station</text:p>
          </table:table-cell>
          <table:table-cell office:value-type="float" office:value="85">
            <text:p>85</text:p>
          </table:table-cell>
          <table:table-cell table:number-columns-repeated="1020"/>
        </table:table-row>
        <table:table-row table:style-name="ro1">
          <table:table-cell office:value-type="float" office:value="13.5947721883884">
            <text:p>13,59</text:p>
          </table:table-cell>
          <table:table-cell office:value-type="string">
            <text:p>WKT</text:p>
          </table:table-cell>
          <table:table-cell office:value-type="string">
            <text:p>Moody, Texas</text:p>
          </table:table-cell>
          <table:table-cell office:value-type="float" office:value="251">
            <text:p>251</text:p>
          </table:table-cell>
          <table:table-cell table:number-columns-repeated="1020"/>
        </table:table-row>
        <table:table-row table:style-name="ro1">
          <table:table-cell office:value-type="float" office:value="13.656282319742">
            <text:p>13,66</text:p>
          </table:table-cell>
          <table:table-cell office:value-type="string">
            <text:p>LEF</text:p>
          </table:table-cell>
          <table:table-cell office:value-type="string">
            <text:p>Park Falls, Wisconsin</text:p>
          </table:table-cell>
          <table:table-cell office:value-type="float" office:value="472">
            <text:p>472</text:p>
          </table:table-cell>
          <table:table-cell table:number-columns-repeated="1020"/>
        </table:table-row>
        <table:table-row table:style-name="ro1">
          <table:table-cell office:value-type="float" office:value="14.4204068974102">
            <text:p>14,42</text:p>
          </table:table-cell>
          <table:table-cell office:value-type="string">
            <text:p>HPB</text:p>
          </table:table-cell>
          <table:table-cell office:value-type="string">
            <text:p>Hohenpeissenberg, <text:s/>Germany</text:p>
          </table:table-cell>
          <table:table-cell office:value-type="float" office:value="985">
            <text:p>985</text:p>
          </table:table-cell>
          <table:table-cell table:number-columns-repeated="1020"/>
        </table:table-row>
        <table:table-row table:style-name="ro1">
          <table:table-cell office:value-type="float" office:value="14.7157106748702">
            <text:p>14,72</text:p>
          </table:table-cell>
          <table:table-cell office:value-type="string">
            <text:p>WBI</text:p>
          </table:table-cell>
          <table:table-cell office:value-type="string">
            <text:p>West Branch, Iowa</text:p>
          </table:table-cell>
          <table:table-cell office:value-type="float" office:value="241.7">
            <text:p>241,7</text:p>
          </table:table-cell>
          <table:table-cell table:number-columns-repeated="1020"/>
        </table:table-row>
        <table:table-row table:style-name="ro1">
          <table:table-cell office:value-type="float" office:value="15.0742617266205">
            <text:p>15,07</text:p>
          </table:table-cell>
          <table:table-cell office:value-type="string">
            <text:p>WGC</text:p>
          </table:table-cell>
          <table:table-cell office:value-type="string">
            <text:p>Walnut Grove, Californi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5.1613432549608">
            <text:p>15,16</text:p>
          </table:table-cell>
          <table:table-cell office:value-type="string">
            <text:p>SUM</text:p>
          </table:table-cell>
          <table:table-cell office:value-type="string">
            <text:p>Summit, Greenland</text:p>
          </table:table-cell>
          <table:table-cell office:value-type="float" office:value="3209.5">
            <text:p>3209,5</text:p>
          </table:table-cell>
          <table:table-cell table:number-columns-repeated="1020"/>
        </table:table-row>
        <table:table-row table:style-name="ro1">
          <table:table-cell office:value-type="float" office:value="15.1732768058775">
            <text:p>15,17</text:p>
          </table:table-cell>
          <table:table-cell office:value-type="string">
            <text:p>AMT</text:p>
          </table:table-cell>
          <table:table-cell office:value-type="string">
            <text:p>Argyle, Maine</text:p>
          </table:table-cell>
          <table:table-cell office:value-type="float" office:value="52.4">
            <text:p>52,4</text:p>
          </table:table-cell>
          <table:table-cell table:number-columns-repeated="1020"/>
        </table:table-row>
        <table:table-row table:style-name="ro1">
          <table:table-cell office:value-type="float" office:value="17.7958198787456">
            <text:p>17,80</text:p>
          </table:table-cell>
          <table:table-cell office:value-type="string">
            <text:p>ZEP</text:p>
          </table:table-cell>
          <table:table-cell office:value-type="string">
            <text:p>Ny-Alesund, Svalbard</text:p>
          </table:table-cell>
          <table:table-cell office:value-type="float" office:value="474">
            <text:p>474</text:p>
          </table:table-cell>
          <table:table-cell table:number-columns-repeated="1020"/>
        </table:table-row>
        <table:table-row table:style-name="ro1">
          <table:table-cell office:value-type="float" office:value="18.2688419877263">
            <text:p>18,27</text:p>
          </table:table-cell>
          <table:table-cell office:value-type="string">
            <text:p>ICE</text:p>
          </table:table-cell>
          <table:table-cell office:value-type="string">
            <text:p>Storhofdi, Vestmannaeyjar</text:p>
          </table:table-cell>
          <table:table-cell office:value-type="float" office:value="118">
            <text:p>118</text:p>
          </table:table-cell>
          <table:table-cell table:number-columns-repeated="1020"/>
        </table:table-row>
        <table:table-row table:style-name="ro1">
          <table:table-cell office:value-type="float" office:value="18.7476442599484">
            <text:p>18,75</text:p>
          </table:table-cell>
          <table:table-cell office:value-type="string">
            <text:p>MHD</text:p>
          </table:table-cell>
          <table:table-cell office:value-type="string">
            <text:p>Mace Head, County Galway, Ireland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9.351173476785">
            <text:p>19,35</text:p>
          </table:table-cell>
          <table:table-cell office:value-type="string">
            <text:p>CHR</text:p>
          </table:table-cell>
          <table:table-cell office:value-type="string">
            <text:p>Christmas Island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1.4215081711945">
            <text:p>21,42</text:p>
          </table:table-cell>
          <table:table-cell office:value-type="string">
            <text:p>PSA</text:p>
          </table:table-cell>
          <table:table-cell office:value-type="string">
            <text:p>Palmer Station, Antarctica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2.6764594955742">
            <text:p>22,68</text:p>
          </table:table-cell>
          <table:table-cell office:value-type="string">
            <text:p>SMO</text:p>
          </table:table-cell>
          <table:table-cell office:value-type="string">
            <text:p>Tutuila, American Samoa</text:p>
          </table:table-cell>
          <table:table-cell office:value-type="float" office:value="42">
            <text:p>42</text:p>
          </table:table-cell>
          <table:table-cell table:number-columns-repeated="1020"/>
        </table:table-row>
        <table:table-row table:style-name="ro1">
          <table:table-cell office:value-type="float" office:value="22.8602261205894">
            <text:p>22,86</text:p>
          </table:table-cell>
          <table:table-cell office:value-type="string">
            <text:p>SPO</text:p>
          </table:table-cell>
          <table:table-cell office:value-type="string">
            <text:p>South Pole, Antarctica</text:p>
          </table:table-cell>
          <table:table-cell office:value-type="float" office:value="2810">
            <text:p>2810</text:p>
          </table:table-cell>
          <table:table-cell table:number-columns-repeated="1020"/>
        </table:table-row>
        <table:table-row table:style-name="ro1">
          <table:table-cell office:value-type="float" office:value="23.4355693672742">
            <text:p>23,44</text:p>
          </table:table-cell>
          <table:table-cell office:value-type="string">
            <text:p>MLO</text:p>
          </table:table-cell>
          <table:table-cell office:value-type="string">
            <text:p>Mauna Loa, Hawaii</text:p>
          </table:table-cell>
          <table:table-cell office:value-type="float" office:value="3397">
            <text:p>3397</text:p>
          </table:table-cell>
          <table:table-cell table:number-columns-repeated="1020"/>
        </table:table-row>
        <table:table-row table:style-name="ro1">
          <table:table-cell office:value-type="float" office:value="25.1294218094726">
            <text:p>25,13</text:p>
          </table:table-cell>
          <table:table-cell office:value-type="string">
            <text:p>BRW</text:p>
          </table:table-cell>
          <table:table-cell office:value-type="string">
            <text:p>Barrow Atmospheric Baseline Observatory, Alask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26.3644274727202">
            <text:p>26,36</text:p>
          </table:table-cell>
          <table:table-cell office:value-type="string">
            <text:p>DEUB004</text:p>
          </table:table-cell>
          <table:table-cell office:value-type="string">
            <text:p>Schauinsland, Black Forest, Germany</text:p>
          </table:table-cell>
          <table:table-cell office:value-type="float" office:value="1284">
            <text:p>1284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number:number-style style:name="N8128" number:language="de" number:country="DE">
      <number:number number:decimal-places="9" number:min-integer-digits="1"/>
    </number:number-style>
    <number:number-style style:name="N8129" number:language="de" number:country="DE">
      <number:number number:decimal-places="8" number:min-integer-digits="1"/>
    </number:number-style>
    <number:number-style style:name="N8130" number:language="de" number:country="DE">
      <number:number number:decimal-places="7" number:min-integer-digits="1"/>
    </number:number-style>
    <number:number-style style:name="N8131" number:language="de" number:country="DE">
      <number:number number:decimal-places="6" number:min-integer-digits="1"/>
    </number:number-style>
    <number:number-style style:name="N8132" number:language="de" number:country="DE">
      <number:number number:decimal-places="5" number:min-integer-digits="1"/>
    </number:number-style>
    <number:number-style style:name="N8133" number:language="de" number:country="DE">
      <number:number number:decimal-places="4" number:min-integer-digits="1"/>
    </number:number-style>
    <number:number-style style:name="N8134" number:language="de" number:country="DE">
      <number:number number:decimal-places="3" number:min-integer-digits="1"/>
    </number:number-style>
    <number:currency-style style:name="N8135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3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35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4">24.07.2022</text:date>, <text:time>21:09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4T21:09:26</dc:date>
    <dc:creator>Alf Loeffler</dc:creator>
    <meta:generator>OpenOffice/4.1.10$Unix OpenOffice.org_project/4110m2$Build-9807</meta:generator>
    <meta:editing-duration>PT4H53M52S</meta:editing-duration>
    <meta:editing-cycles>1</meta:editing-cycles>
    <meta:document-statistic meta:table-count="1" meta:cell-count="120" meta:object-count="0"/>
  </office:meta>
</office:document-meta>
</file>